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Table1.10" style:family="table-row">
      <style:table-row-properties style:min-row-height="0.2083in" style:keep-together="false" fo:keep-together="always"/>
    </style:style>
    <style:style style:name="P1" style:family="paragraph" style:parent-style-name="New">
      <style:text-properties fo:font-weight="bold" style:font-weight-asian="bold"/>
    </style:style>
    <style:style style:name="P2"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3" style:family="paragraph" style:parent-style-name="Body">
      <style:paragraph-properties fo:margin-left="0in" fo:margin-right="0in" fo:text-indent="0in" style:auto-text-indent="false"/>
      <style:text-properties officeooo:rsid="002d8fe2" officeooo:paragraph-rsid="002d8fe2"/>
    </style:style>
    <style:style style:name="P4" style:family="paragraph" style:parent-style-name="Body">
      <style:paragraph-properties fo:margin-left="0in" fo:margin-right="0in" fo:text-indent="0in" style:auto-text-indent="false"/>
      <style:text-properties officeooo:paragraph-rsid="002d8fe2"/>
    </style:style>
    <style:style style:name="P5" style:family="paragraph" style:parent-style-name="CellBody">
      <style:paragraph-properties style:snap-to-layout-grid="false"/>
    </style:style>
    <style:style style:name="P6" style:family="paragraph" style:parent-style-name="CellBody">
      <style:paragraph-properties style:snap-to-layout-grid="false"/>
      <style:text-properties officeooo:paragraph-rsid="002fbb49"/>
    </style:style>
    <style:style style:name="P7" style:family="paragraph" style:parent-style-name="CellBody">
      <style:paragraph-properties style:snap-to-layout-grid="false"/>
      <style:text-properties officeooo:paragraph-rsid="005fa739"/>
    </style:style>
    <style:style style:name="P8" style:family="paragraph" style:parent-style-name="New">
      <style:text-properties fo:font-weight="bold" style:font-weight-asian="bold"/>
    </style:style>
    <style:style style:name="P9" style:family="paragraph" style:parent-style-name="New">
      <style:text-properties fo:language="fr" fo:country="FR"/>
    </style:style>
    <style:style style:name="P10" style:family="paragraph" style:parent-style-name="Body">
      <style:paragraph-properties fo:margin-left="0in" fo:margin-right="0in" fo:text-indent="0in" style:auto-text-indent="false"/>
    </style:style>
    <style:style style:name="P11" style:family="paragraph" style:parent-style-name="CellBody">
      <style:paragraph-properties style:snap-to-layout-grid="false"/>
    </style:style>
    <style:style style:name="P12" style:family="paragraph" style:parent-style-name="CellBody">
      <style:paragraph-properties style:snap-to-layout-grid="false"/>
      <style:text-properties officeooo:paragraph-rsid="002fbb49"/>
    </style:style>
    <style:style style:name="P13" style:family="paragraph" style:parent-style-name="envelope_20_address">
      <style:text-properties fo:font-size="18pt" fo:font-weight="normal" style:font-size-asian="18pt" style:font-weight-asian="normal"/>
    </style:style>
    <style:style style:name="P14" style:family="paragraph" style:parent-style-name="Body_20_Hidden">
      <style:text-properties fo:color="#000000"/>
    </style:style>
    <style:style style:name="P15" style:family="paragraph" style:parent-style-name="Body_20_Hidden">
      <style:text-properties fo:color="#000000" officeooo:paragraph-rsid="000ec218"/>
    </style:style>
    <style:style style:name="P16" style:family="paragraph" style:parent-style-name="Body_20_Hidden">
      <style:text-properties fo:font-style="italic" style:font-style-asian="italic"/>
    </style:style>
    <style:style style:name="P17" style:family="paragraph" style:parent-style-name="Body">
      <style:text-properties fo:color="#000000" style:font-name="Arial1" fo:font-size="12pt" fo:font-style="italic"/>
    </style:style>
    <style:style style:name="P18" style:family="paragraph" style:parent-style-name="Body">
      <style:text-properties officeooo:paragraph-rsid="0020f7d3"/>
    </style:style>
    <style:style style:name="P19" style:family="paragraph" style:parent-style-name="Body">
      <style:text-properties officeooo:paragraph-rsid="001b6a2d"/>
    </style:style>
    <style:style style:name="P20" style:family="paragraph" style:parent-style-name="Body">
      <style:text-properties officeooo:paragraph-rsid="00238357"/>
    </style:style>
    <style:style style:name="P21" style:family="paragraph" style:parent-style-name="Body">
      <style:text-properties officeooo:rsid="0010c64a"/>
    </style:style>
    <style:style style:name="P22" style:family="paragraph" style:parent-style-name="Body">
      <style:paragraph-properties fo:margin-left="0.8752in" fo:margin-right="0in" fo:text-indent="0in" style:auto-text-indent="false"/>
    </style:style>
    <style:style style:name="P23" style:family="paragraph" style:parent-style-name="Body">
      <style:paragraph-properties fo:margin-left="0.8752in" fo:margin-right="0in" fo:text-indent="0in" style:auto-text-indent="false"/>
      <style:text-properties fo:language="fr" fo:country="FR"/>
    </style:style>
    <style:style style:name="P24" style:family="paragraph" style:parent-style-name="Body">
      <style:paragraph-properties fo:margin-left="0.5909in" fo:margin-right="0in" fo:text-indent="0in" style:auto-text-indent="false"/>
    </style:style>
    <style:style style:name="P25" style:family="paragraph" style:parent-style-name="CellHeading">
      <style:paragraph-properties fo:text-align="center" style:justify-single-word="false" style:snap-to-layout-grid="false"/>
    </style:style>
    <style:style style:name="P26" style:family="paragraph" style:parent-style-name="Standard" style:list-style-name="L1">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7"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8" style:family="paragraph" style:parent-style-name="Heading_20_3">
      <style:text-properties officeooo:paragraph-rsid="002fbb49"/>
    </style:style>
    <style:style style:name="P29" style:family="paragraph" style:parent-style-name="Heading_20_3">
      <style:text-properties officeooo:paragraph-rsid="002157cb"/>
    </style:style>
    <style:style style:name="P30"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31" style:family="paragraph" style:parent-style-name="Heading_20_3">
      <style:text-properties officeooo:rsid="0027adc8" officeooo:paragraph-rsid="0027adc8"/>
    </style:style>
    <style:style style:name="P32" style:family="paragraph" style:parent-style-name="Heading_20_3">
      <style:text-properties fo:font-style="normal" officeooo:rsid="00308ba9" officeooo:paragraph-rsid="002fbb49" style:font-style-asian="normal" style:font-style-complex="normal"/>
    </style:style>
    <style:style style:name="P33" style:family="paragraph" style:parent-style-name="Heading_20_3">
      <style:text-properties officeooo:rsid="00238357" officeooo:paragraph-rsid="00238357"/>
    </style:style>
    <style:style style:name="P34" style:family="paragraph" style:parent-style-name="Heading_20_1">
      <style:paragraph-properties fo:break-before="page"/>
    </style:style>
    <style:style style:name="P35" style:family="paragraph" style:parent-style-name="Body" style:list-style-name="L2"/>
    <style:style style:name="P36" style:family="paragraph" style:parent-style-name="Body" style:list-style-name="L3">
      <style:text-properties officeooo:paragraph-rsid="001944c9"/>
    </style:style>
    <style:style style:name="P37"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8" style:family="paragraph" style:parent-style-name="Body" style:list-style-name="WW8Num15">
      <style:paragraph-properties fo:margin-left="0.0008in" fo:margin-right="0in" fo:margin-top="0in" fo:margin-bottom="0.0693in" fo:text-indent="0in" style:auto-text-indent="false"/>
    </style:style>
    <style:style style:name="P39"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40" style:family="paragraph" style:parent-style-name="Body">
      <style:paragraph-properties fo:margin-left="0in" fo:margin-right="0in" fo:text-indent="0in" style:auto-text-indent="false"/>
      <style:text-properties officeooo:paragraph-rsid="002d8fe2"/>
    </style:style>
    <style:style style:name="P41" style:family="paragraph" style:parent-style-name="Body">
      <style:paragraph-properties fo:margin-left="0in" fo:margin-right="0in" fo:text-indent="0in" style:auto-text-indent="false"/>
      <style:text-properties officeooo:rsid="002d8fe2" officeooo:paragraph-rsid="002d8fe2"/>
    </style:style>
    <style:style style:name="P42" style:family="paragraph" style:parent-style-name="Body_20_Hidden" style:list-style-name="L3"/>
    <style:style style:name="P43" style:family="paragraph" style:parent-style-name="envelope_20_address" style:master-page-name="Standard">
      <style:paragraph-properties style:page-number="auto"/>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officeooo:paragraph-rsid="005fa739"/>
    </style:style>
    <style:style style:name="P46" style:family="paragraph" style:parent-style-name="CellBody">
      <style:paragraph-properties style:snap-to-layout-grid="false"/>
      <style:text-properties officeooo:paragraph-rsid="002fbb49"/>
    </style:style>
    <style:style style:name="P47" style:family="paragraph" style:parent-style-name="CellBody" style:list-style-name="L4">
      <style:paragraph-properties fo:margin-left="0in" fo:margin-right="0in" fo:text-indent="0in" style:auto-text-indent="false" style:snap-to-layout-grid="false"/>
      <style:text-properties officeooo:paragraph-rsid="005fa739"/>
    </style:style>
    <style:style style:name="P48" style:family="paragraph" style:parent-style-name="New">
      <style:text-properties fo:font-weight="bold" style:font-weight-asian="bold"/>
    </style:style>
    <style:style style:name="T1" style:family="text">
      <style:text-properties fo:font-weight="bold" officeooo:rsid="0000e1fd" style:font-weight-asian="bold"/>
    </style:style>
    <style:style style:name="T2" style:family="text">
      <style:text-properties officeooo:rsid="0000e1fd"/>
    </style:style>
    <style:style style:name="T3" style:family="text">
      <style:text-properties officeooo:rsid="0042506f"/>
    </style:style>
    <style:style style:name="T4" style:family="text">
      <style:text-properties officeooo:rsid="00246db3"/>
    </style:style>
    <style:style style:name="T5" style:family="text">
      <style:text-properties officeooo:rsid="0018ad5e"/>
    </style:style>
    <style:style style:name="T6" style:family="text">
      <style:text-properties officeooo:rsid="00331763"/>
    </style:style>
    <style:style style:name="T7" style:family="text">
      <style:text-properties officeooo:rsid="000edad4"/>
    </style:style>
    <style:style style:name="T8" style:family="text">
      <style:text-properties officeooo:rsid="0052cca7"/>
    </style:style>
    <style:style style:name="T9" style:family="text">
      <style:text-properties officeooo:rsid="005a67dd"/>
    </style:style>
    <style:style style:name="T10" style:family="text">
      <style:text-properties officeooo:rsid="0013fd1a"/>
    </style:style>
    <style:style style:name="T11" style:family="text">
      <style:text-properties fo:font-weight="bold" style:font-weight-asian="bold"/>
    </style:style>
    <style:style style:name="T12" style:family="text">
      <style:text-properties fo:font-weight="bold" officeooo:rsid="0000e1fd" style:font-weight-asian="bold"/>
    </style:style>
    <style:style style:name="T13" style:family="text">
      <style:text-properties fo:font-weight="bold" officeooo:rsid="00569d2c" style:font-weight-asian="bold"/>
    </style:style>
    <style:style style:name="T14" style:family="text">
      <style:text-properties officeooo:rsid="0000e1fd"/>
    </style:style>
    <style:style style:name="T15" style:family="text">
      <style:text-properties officeooo:rsid="0042506f"/>
    </style:style>
    <style:style style:name="T16" style:family="text">
      <style:text-properties officeooo:rsid="00246db3"/>
    </style:style>
    <style:style style:name="T17" style:family="text">
      <style:text-properties officeooo:rsid="0018ad5e"/>
    </style:style>
    <style:style style:name="T18" style:family="text">
      <style:text-properties officeooo:rsid="00331763"/>
    </style:style>
    <style:style style:name="T19"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0"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1"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2" style:family="text">
      <style:text-properties fo:color="#000000" officeooo:rsid="000ec218"/>
    </style:style>
    <style:style style:name="T23" style:family="text">
      <style:text-properties fo:color="#000000" officeooo:rsid="002157cb"/>
    </style:style>
    <style:style style:name="T24" style:family="text">
      <style:text-properties officeooo:rsid="0009638d"/>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size-complex="12pt"/>
    </style:style>
    <style:style style:name="T28" style:family="text">
      <style:text-properties fo:font-style="italic" fo:font-weight="bold" style:font-style-asian="italic" style:font-weight-asian="bold"/>
    </style:style>
    <style:style style:name="T29" style:family="text">
      <style:text-properties fo:font-size="11pt" fo:font-style="italic" style:font-size-asian="11pt" style:font-style-asian="italic"/>
    </style:style>
    <style:style style:name="T30" style:family="text">
      <style:text-properties style:font-name="Times" fo:font-style="italic" style:font-style-asian="italic"/>
    </style:style>
    <style:style style:name="T31" style:family="text">
      <style:text-properties style:font-name="Times" fo:font-style="italic" fo:font-weight="bold" style:font-style-asian="italic" style:font-weight-asian="bold" style:font-style-complex="italic"/>
    </style:style>
    <style:style style:name="T32" style:family="text">
      <style:text-properties style:font-name="Times" fo:font-style="normal" fo:font-weight="bold" style:font-style-asian="normal" style:font-weight-asian="bold"/>
    </style:style>
    <style:style style:name="T33" style:family="text">
      <style:text-properties officeooo:rsid="0010c64a"/>
    </style:style>
    <style:style style:name="T34" style:family="text">
      <style:text-properties style:use-window-font-color="true"/>
    </style:style>
    <style:style style:name="T3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6"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37"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38" style:family="text">
      <style:text-properties style:use-window-font-color="true" officeooo:rsid="002157cb"/>
    </style:style>
    <style:style style:name="T39" style:family="text">
      <style:text-properties style:use-window-font-color="true" officeooo:rsid="001f5b01"/>
    </style:style>
    <style:style style:name="T40" style:family="text">
      <style:text-properties style:use-window-font-color="true" officeooo:rsid="0020f7d3"/>
    </style:style>
    <style:style style:name="T41" style:family="text">
      <style:text-properties officeooo:rsid="002995e8"/>
    </style:style>
    <style:style style:name="T42" style:family="text">
      <style:text-properties officeooo:rsid="000ec218"/>
    </style:style>
    <style:style style:name="T43" style:family="text">
      <style:text-properties officeooo:rsid="000aae4d"/>
    </style:style>
    <style:style style:name="T44" style:family="text">
      <style:text-properties fo:language="fr" fo:country="FR"/>
    </style:style>
    <style:style style:name="T45" style:family="text">
      <style:text-properties fo:language="fr" fo:country="FR" fo:font-style="italic" style:font-style-asian="italic"/>
    </style:style>
    <style:style style:name="T46" style:family="text">
      <style:text-properties fo:font-style="normal" style:font-style-asian="normal"/>
    </style:style>
    <style:style style:name="T47" style:family="text">
      <style:text-properties style:font-size-complex="12pt"/>
    </style:style>
    <style:style style:name="T48" style:family="text">
      <style:text-properties officeooo:rsid="000ce290"/>
    </style:style>
    <style:style style:name="T49" style:family="text">
      <style:text-properties officeooo:rsid="001550a0"/>
    </style:style>
    <style:style style:name="T50" style:family="text">
      <style:text-properties officeooo:rsid="0002a0f5"/>
    </style:style>
    <style:style style:name="T51" style:family="text">
      <style:text-properties officeooo:rsid="0004e17d"/>
    </style:style>
    <style:style style:name="T52" style:family="text">
      <style:text-properties officeooo:rsid="0006bd07"/>
    </style:style>
    <style:style style:name="T53" style:family="text">
      <style:text-properties officeooo:rsid="0007f60c"/>
    </style:style>
    <style:style style:name="T54" style:family="text">
      <style:text-properties officeooo:rsid="00098ff6"/>
    </style:style>
    <style:style style:name="T55" style:family="text">
      <style:text-properties officeooo:rsid="000b398d"/>
    </style:style>
    <style:style style:name="T56" style:family="text">
      <style:text-properties officeooo:rsid="000fee9a"/>
    </style:style>
    <style:style style:name="T57" style:family="text">
      <style:text-properties officeooo:rsid="00116283"/>
    </style:style>
    <style:style style:name="T58" style:family="text">
      <style:text-properties officeooo:rsid="0015326f"/>
    </style:style>
    <style:style style:name="T59" style:family="text">
      <style:text-properties officeooo:rsid="00185c92"/>
    </style:style>
    <style:style style:name="T60" style:family="text">
      <style:text-properties officeooo:rsid="001944c9"/>
    </style:style>
    <style:style style:name="T61" style:family="text">
      <style:text-properties officeooo:rsid="001b6a2d"/>
    </style:style>
    <style:style style:name="T62" style:family="text">
      <style:text-properties officeooo:rsid="001cbc22"/>
    </style:style>
    <style:style style:name="T63" style:family="text">
      <style:text-properties officeooo:rsid="001e8a50"/>
    </style:style>
    <style:style style:name="T64" style:family="text">
      <style:text-properties officeooo:rsid="001f3f5c"/>
    </style:style>
    <style:style style:name="T65" style:family="text">
      <style:text-properties officeooo:rsid="0020f7d3"/>
    </style:style>
    <style:style style:name="T66" style:family="text">
      <style:text-properties officeooo:rsid="002157cb"/>
    </style:style>
    <style:style style:name="T67" style:family="text">
      <style:text-properties officeooo:rsid="0024cd48"/>
    </style:style>
    <style:style style:name="T68" style:family="text">
      <style:text-properties officeooo:rsid="00260b65"/>
    </style:style>
    <style:style style:name="T69" style:family="text">
      <style:text-properties officeooo:rsid="002ac018"/>
    </style:style>
    <style:style style:name="T70" style:family="text">
      <style:text-properties officeooo:rsid="00308ba9"/>
    </style:style>
    <style:style style:name="T71" style:family="text">
      <style:text-properties officeooo:rsid="002fbb49"/>
    </style:style>
    <style:style style:name="T72" style:family="text">
      <style:text-properties officeooo:rsid="00316675"/>
    </style:style>
    <style:style style:name="T73" style:family="text">
      <style:text-properties officeooo:rsid="00350e42"/>
    </style:style>
    <style:style style:name="T74" style:family="text">
      <style:text-properties officeooo:rsid="003b5c34"/>
    </style:style>
    <style:style style:name="T75" style:family="text">
      <style:text-properties officeooo:rsid="003d48d3"/>
    </style:style>
    <style:style style:name="T76" style:family="text">
      <style:text-properties officeooo:rsid="003e996d"/>
    </style:style>
    <style:style style:name="T77" style:family="text">
      <style:text-properties officeooo:rsid="0044f60b"/>
    </style:style>
    <style:style style:name="T78" style:family="text">
      <style:text-properties officeooo:rsid="00469af8"/>
    </style:style>
    <style:style style:name="T79" style:family="text">
      <style:text-properties officeooo:rsid="0047aca2"/>
    </style:style>
    <style:style style:name="T80" style:family="text">
      <style:text-properties officeooo:rsid="004878e5"/>
    </style:style>
    <style:style style:name="T81" style:family="text">
      <style:text-properties officeooo:rsid="0048d45d"/>
    </style:style>
    <style:style style:name="T82" style:family="text">
      <style:text-properties officeooo:rsid="004bc4c2"/>
    </style:style>
    <style:style style:name="T83" style:family="text">
      <style:text-properties officeooo:rsid="004d4226"/>
    </style:style>
    <style:style style:name="T84" style:family="text">
      <style:text-properties officeooo:rsid="004f136d"/>
    </style:style>
    <style:style style:name="T85" style:family="text">
      <style:text-properties officeooo:rsid="0058386f"/>
    </style:style>
    <style:style style:name="T86" style:family="text">
      <style:text-properties officeooo:rsid="005c4a8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text:id="ct140719302869328">
          <text:deletion>
            <office:change-info>
              <dc:creator>Johnny Willemsen</dc:creator>
              <dc:date>2010-12-09T11:48:00</dc:date>
            </office:change-info>
            <text:p text:style-name="New">-</text:p>
          </text:deletion>
        </text:changed-region>
        <text:changed-region text:id="ct140719302298624">
          <text:insertion>
            <office:change-info>
              <dc:creator>Johnny Willemsen</dc:creator>
              <dc:date>2010-12-09T11:48:00</dc:date>
            </office:change-info>
          </text:insertion>
        </text:changed-region>
        <text:changed-region text:id="ct140719303006368">
          <text:deletion>
            <office:change-info>
              <dc:creator>Johnny Willemsen</dc:creator>
              <dc:date>2010-12-09T11:46:00</dc:date>
            </office:change-info>
            <text:p text:style-name="New"><text:span text:style-name="T1">March</text:span></text:p>
          </text:deletion>
        </text:changed-region>
        <text:changed-region text:id="ct140719303007648">
          <text:insertion>
            <office:change-info>
              <dc:creator>Johnny Willemsen</dc:creator>
              <dc:date>2010-12-09T11:46:00</dc:date>
            </office:change-info>
          </text:insertion>
        </text:changed-region>
        <text:changed-region text:id="ct140719303005088">
          <text:deletion>
            <office:change-info>
              <dc:creator>Johnny Willemsen</dc:creator>
              <dc:date>2010-12-09T11:47:00</dc:date>
            </office:change-info>
            <text:p text:style-name="P1"><text:span text:style-name="T2">August</text:span></text:p>
          </text:deletion>
        </text:changed-region>
        <text:changed-region text:id="ct140719303002864">
          <text:insertion>
            <office:change-info>
              <dc:creator>Johnny Willemsen</dc:creator>
              <dc:date>2010-12-09T11:47:00</dc:date>
            </office:change-info>
          </text:insertion>
        </text:changed-region>
        <text:changed-region text:id="ct140719304198976">
          <text:insertion>
            <office:change-info>
              <dc:creator>Johnny Willemsen</dc:creator>
              <dc:date>2010-12-02T09:37:00</dc:date>
            </office:change-info>
          </text:insertion>
        </text:changed-region>
        <text:changed-region text:id="ct140719304195648">
          <text:insertion>
            <office:change-info>
              <dc:creator>Johnny Willemsen</dc:creator>
              <dc:date>2010-12-02T09:38:00</dc:date>
            </office:change-info>
          </text:insertion>
        </text:changed-region>
        <text:changed-region text:id="ct140719303927824">
          <text:deletion>
            <office:change-info>
              <dc:creator>Johnny Willemsen</dc:creator>
              <dc:date>2010-12-07T14:49:00</dc:date>
            </office:change-info>
            <text:list xml:id="list2166363197" text:style-name="L1">
              <text:list-item>
                <text:p text:style-name="P2"/>
              </text:list-item>
              <text:list-item>
                <text:p text:style-name="P2"/>
              </text:list-item>
            </text:list>
          </text:deletion>
        </text:changed-region>
        <text:changed-region text:id="ct140719304132800">
          <text:insertion>
            <office:change-info>
              <dc:creator>Johnny Willemsen</dc:creator>
              <dc:date>2010-12-06T09:59:00</dc:date>
            </office:change-info>
          </text:insertion>
        </text:changed-region>
        <text:changed-region text:id="ct140719304246240">
          <text:insertion>
            <office:change-info>
              <dc:creator>Johnny Willemsen</dc:creator>
              <dc:date>2010-12-02T09:39:00</dc:date>
            </office:change-info>
          </text:insertion>
        </text:changed-region>
        <text:changed-region text:id="ct140719304206496">
          <text:insertion>
            <office:change-info>
              <dc:creator>Johnny Willemsen</dc:creator>
              <dc:date>2010-12-02T09:39:00</dc:date>
            </office:change-info>
          </text:insertion>
        </text:changed-region>
        <text:changed-region text:id="ct140719304136512">
          <text:insertion>
            <office:change-info>
              <dc:creator>Johnny Willemsen</dc:creator>
              <dc:date>2010-12-06T09:59:00</dc:date>
            </office:change-info>
          </text:insertion>
        </text:changed-region>
        <text:changed-region text:id="ct140719303921248">
          <text:format-change>
            <office:change-info>
              <dc:creator>Johnny Willemsen</dc:creator>
              <dc:date>2010-12-06T10:03:00</dc:date>
            </office:change-info>
          </text:format-change>
        </text:changed-region>
        <text:changed-region text:id="ct140719302257264">
          <text:insertion>
            <office:change-info>
              <dc:creator>Johnny Willemsen</dc:creator>
              <dc:date>2010-12-02T09:43:00</dc:date>
            </office:change-info>
          </text:insertion>
        </text:changed-region>
        <text:changed-region text:id="ct140719302256928">
          <text:deletion>
            <office:change-info>
              <dc:creator>Johnny Willemsen</dc:creator>
              <dc:date>2010-12-06T10:01:00</dc:date>
            </office:change-info>
            <text:p text:style-name="P3"/>
            <text:p text:style-name="P4"/>
          </text:deletion>
        </text:changed-region>
        <text:changed-region text:id="ct140719303013296">
          <text:insertion>
            <office:change-info>
              <dc:creator>Johnny Willemsen</dc:creator>
              <dc:date>2010-12-09T10:33:00</dc:date>
            </office:change-info>
          </text:insertion>
        </text:changed-region>
        <text:changed-region text:id="ct140719304291744">
          <text:insertion>
            <office:change-info>
              <dc:creator>Johnny Willemsen</dc:creator>
              <dc:date>2010-12-09T11:50:00</dc:date>
            </office:change-info>
          </text:insertion>
        </text:changed-region>
        <text:changed-region text:id="ct140719303014928">
          <text:insertion>
            <office:change-info>
              <dc:creator>Johnny Willemsen</dc:creator>
              <dc:date>2010-12-09T10:34:00</dc:date>
            </office:change-info>
          </text:insertion>
        </text:changed-region>
        <text:changed-region text:id="ct140719303016048">
          <text:insertion>
            <office:change-info>
              <dc:creator>Johnny Willemsen</dc:creator>
              <dc:date>2010-12-09T11:50:00</dc:date>
            </office:change-info>
          </text:insertion>
        </text:changed-region>
        <text:changed-region text:id="ct140719303016240">
          <text:insertion>
            <office:change-info>
              <dc:creator>Johnny Willemsen</dc:creator>
              <dc:date>2010-12-09T10:40:00</dc:date>
            </office:change-info>
          </text:insertion>
        </text:changed-region>
        <text:changed-region text:id="ct140719303017408">
          <text:insertion>
            <office:change-info>
              <dc:creator>Johnny Willemsen</dc:creator>
              <dc:date>2010-12-09T10:41:00</dc:date>
            </office:change-info>
          </text:insertion>
        </text:changed-region>
        <text:changed-region text:id="ct140719303017904">
          <text:deletion>
            <office:change-info>
              <dc:creator>Johnny Willemsen</dc:creator>
              <dc:date>2010-12-09T10:37:00</dc:date>
            </office:change-info>
            <text:p text:style-name="P5"><text:span text:style-name="T3">April</text:span></text:p>
          </text:deletion>
        </text:changed-region>
        <text:changed-region text:id="ct140719303018912">
          <text:insertion>
            <office:change-info>
              <dc:creator>Johnny Willemsen</dc:creator>
              <dc:date>2010-12-09T11:50:00</dc:date>
            </office:change-info>
          </text:insertion>
        </text:changed-region>
        <text:changed-region text:id="ct140719303016640">
          <text:insertion>
            <office:change-info>
              <dc:creator>Johnny Willemsen</dc:creator>
              <dc:date>2010-12-06T10:00:00</dc:date>
            </office:change-info>
          </text:insertion>
        </text:changed-region>
        <text:changed-region text:id="ct140719303020896">
          <text:insertion>
            <office:change-info>
              <dc:creator>Johnny Willemsen</dc:creator>
              <dc:date>2010-12-09T10:21:00</dc:date>
            </office:change-info>
          </text:insertion>
        </text:changed-region>
        <text:changed-region text:id="ct140719303021472">
          <text:deletion>
            <office:change-info>
              <dc:creator>Johnny Willemsen</dc:creator>
              <dc:date>2010-12-06T10:00:00</dc:date>
            </office:change-info>
            <text:p text:style-name="P5"><text:span text:style-name="T4">November</text:span></text:p>
          </text:deletion>
        </text:changed-region>
        <text:changed-region text:id="ct140719303019392">
          <text:insertion>
            <office:change-info>
              <dc:creator>Johnny Willemsen</dc:creator>
              <dc:date>2010-12-09T10:40:00</dc:date>
            </office:change-info>
          </text:insertion>
        </text:changed-region>
        <text:changed-region text:id="ct140719303013760">
          <text:deletion>
            <office:change-info>
              <dc:creator>Johnny Willemsen</dc:creator>
              <dc:date>2010-12-06T10:00:00</dc:date>
            </office:change-info>
            <text:p text:style-name="P5"><text:span text:style-name="T4">November</text:span></text:p>
          </text:deletion>
        </text:changed-region>
        <text:changed-region text:id="ct140719303023680">
          <text:insertion>
            <office:change-info>
              <dc:creator>Johnny Willemsen</dc:creator>
              <dc:date>2010-12-09T10:42:00</dc:date>
            </office:change-info>
          </text:insertion>
        </text:changed-region>
        <text:changed-region text:id="ct140719303023872">
          <text:deletion>
            <office:change-info>
              <dc:creator>Johnny Willemsen</dc:creator>
              <dc:date>2010-12-09T10:42:00</dc:date>
            </office:change-info>
            <text:p text:style-name="P5"><text:span text:style-name="T4">December</text:span></text:p>
          </text:deletion>
        </text:changed-region>
        <text:changed-region text:id="ct140719304131936">
          <text:insertion>
            <office:change-info>
              <dc:creator>Johnny Willemsen</dc:creator>
              <dc:date>2010-12-09T10:42:00</dc:date>
            </office:change-info>
          </text:insertion>
        </text:changed-region>
        <text:changed-region text:id="ct140719303024384">
          <text:deletion>
            <office:change-info>
              <dc:creator>Johnny Willemsen</dc:creator>
              <dc:date>2010-12-09T10:42:00</dc:date>
            </office:change-info>
            <text:p text:style-name="P5"><text:span text:style-name="T4">December</text:span></text:p>
          </text:deletion>
        </text:changed-region>
        <text:changed-region text:id="ct140719303024144">
          <text:deletion>
            <office:change-info>
              <dc:creator>Johnny Willemsen</dc:creator>
              <dc:date>2010-12-06T10:00:00</dc:date>
            </office:change-info>
            <text:p text:style-name="P6"><text:span text:style-name="T4">December</text:span>, 20<text:span text:style-name="T5">11</text:span></text:p>
          </text:deletion>
        </text:changed-region>
        <text:changed-region text:id="ct140719303028480">
          <text:insertion>
            <office:change-info>
              <dc:creator>Johnny Willemsen</dc:creator>
              <dc:date>2010-12-06T10:00:00</dc:date>
            </office:change-info>
          </text:insertion>
        </text:changed-region>
        <text:changed-region text:id="ct140719303027936">
          <text:insertion>
            <office:change-info>
              <dc:creator>Johnny Willemsen</dc:creator>
              <dc:date>2010-12-09T10:46:00</dc:date>
            </office:change-info>
          </text:insertion>
        </text:changed-region>
        <text:changed-region text:id="ct140719303032208">
          <text:insertion>
            <office:change-info>
              <dc:creator>Johnny Willemsen</dc:creator>
              <dc:date>2010-12-09T10:48:00</dc:date>
            </office:change-info>
          </text:insertion>
        </text:changed-region>
        <text:changed-region text:id="ct140719303028672">
          <text:insertion>
            <office:change-info>
              <dc:creator>Johnny Willemsen</dc:creator>
              <dc:date>2010-12-09T10:46:00</dc:date>
            </office:change-info>
          </text:insertion>
        </text:changed-region>
        <text:changed-region text:id="ct140719303032400">
          <text:insertion>
            <office:change-info>
              <dc:creator>Johnny Willemsen</dc:creator>
              <dc:date>2010-12-09T10:47:00</dc:date>
            </office:change-info>
          </text:insertion>
        </text:changed-region>
        <text:changed-region text:id="ct140719303035440">
          <text:insertion>
            <office:change-info>
              <dc:creator>Johnny Willemsen</dc:creator>
              <dc:date>2010-12-09T10:48:00</dc:date>
            </office:change-info>
          </text:insertion>
        </text:changed-region>
        <text:changed-region text:id="ct140719303025472">
          <text:insertion>
            <office:change-info>
              <dc:creator>Johnny Willemsen</dc:creator>
              <dc:date>2010-12-09T10:47:00</dc:date>
            </office:change-info>
          </text:insertion>
        </text:changed-region>
        <text:changed-region text:id="ct140719303036448">
          <text:insertion>
            <office:change-info>
              <dc:creator>Johnny Willemsen</dc:creator>
              <dc:date>2010-12-09T10:48:00</dc:date>
            </office:change-info>
          </text:insertion>
        </text:changed-region>
        <text:changed-region text:id="ct35029040">
          <text:format-change>
            <office:change-info>
              <dc:creator>Johnny Willemsen</dc:creator>
              <dc:date>2010-12-09T11:52:00</dc:date>
            </office:change-info>
          </text:format-change>
        </text:changed-region>
        <text:changed-region text:id="ct140719303917728">
          <text:insertion>
            <office:change-info>
              <dc:creator>Johnny Willemsen</dc:creator>
              <dc:date>2010-12-09T10:47:00</dc:date>
            </office:change-info>
          </text:insertion>
        </text:changed-region>
        <text:changed-region text:id="ct140719303919040">
          <text:insertion>
            <office:change-info>
              <dc:creator>Johnny Willemsen</dc:creator>
              <dc:date>2010-12-09T10:48:00</dc:date>
            </office:change-info>
          </text:insertion>
        </text:changed-region>
        <text:changed-region text:id="ct140719303038752">
          <text:insertion>
            <office:change-info>
              <dc:creator>Johnny Willemsen</dc:creator>
              <dc:date>2010-12-09T10:48:00</dc:date>
            </office:change-info>
          </text:insertion>
        </text:changed-region>
        <text:changed-region text:id="ct140716774242512">
          <text:insertion>
            <office:change-info>
              <dc:creator>Johnny Willemsen</dc:creator>
              <dc:date>2010-12-09T11:52:00</dc:date>
            </office:change-info>
          </text:insertion>
        </text:changed-region>
        <text:changed-region text:id="ct140719302970992">
          <text:insertion>
            <office:change-info>
              <dc:creator>Johnny Willemsen</dc:creator>
              <dc:date>2010-12-09T10:48:00</dc:date>
            </office:change-info>
          </text:insertion>
        </text:changed-region>
        <text:changed-region text:id="ct140719303854816">
          <text:insertion>
            <office:change-info>
              <dc:creator>Johnny Willemsen</dc:creator>
              <dc:date>2010-12-09T11:52:00</dc:date>
            </office:change-info>
          </text:insertion>
        </text:changed-region>
        <text:changed-region text:id="ct140719304287648">
          <text:deletion>
            <office:change-info>
              <dc:creator>Johnny Willemsen</dc:creator>
              <dc:date>2010-12-06T10:01:00</dc:date>
            </office:change-info>
            <text:p text:style-name="P7"><text:span text:style-name="T6"/></text:p>
            <text:p text:style-name="P7"><text:span text:style-name="T6"/></text:p>
          </text:deletion>
        </text:changed-region>
        <text:changed-region text:id="ct140719302300352">
          <text:deletion>
            <office:change-info>
              <dc:creator>Johnny Willemsen</dc:creator>
              <dc:date>2010-12-07T14:50:00</dc:date>
            </office:change-info>
            <text:p text:style-name="P7"><text:span text:style-name="T6"/></text:p>
            <text:p text:style-name="P7"><text:span text:style-name="T6"/></text:p>
          </text:deletion>
        </text:changed-region>
        <text:changed-region text:id="ct140716773210832">
          <text:insertion>
            <office:change-info>
              <dc:creator>Johnny Willemsen</dc:creator>
              <dc:date>2010-12-09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line-break/>Object Management Group</text:p>
      <text:p text:style-name="New"><text:line-break/>140 Kendrick Street, Building A, Suite 300,</text:p>
      <text:p text:style-name="P9">Needham, MA 02494 USA</text:p>
      <text:p text:style-name="P9"><text:s/><text:tab/><text:tab/><text:tab/></text:p>
      <text:p text:style-name="New">Telephone: +1-781-444-0404</text:p>
      <text:p text:style-name="New">Facsimile: +1-781-444-0320</text:p>
      <text:p text:style-name="P13"><text:line-break/>Request For Proposal</text:p>
      <text:p text:style-name="P13"><text:span text:style-name="T24">IDL to</text:span> C++<text:span text:style-name="T24">0x</text:span> Language <text:span text:style-name="T51">Mapping</text:span></text:p>
      <text:p text:style-name="New">OMG Document: mars/20<text:span text:style-name="T24">10</text:span>-<text:change text:change-id="ct140719302869328"/><text:change-start text:change-id="ct140719302298624"/><text:span text:style-name="T86">12-29</text:span><text:change-end text:change-id="ct140719302298624"/><text:line-break/><text:line-break/><text:span text:style-name="T11">Letters of Intent due: </text:span><text:change text:change-id="ct140719303006368"/><text:change-start text:change-id="ct140719303007648"/><text:span text:style-name="T13">June 1</text:span><text:change-end text:change-id="ct140719303007648"/><text:span text:style-name="T11">, 20</text:span><text:span text:style-name="T1">11</text:span></text:p>
      <text:p text:style-name="P1">Submissions due: <text:change text:change-id="ct140719303005088"/><text:change-start text:change-id="ct140719303002864"/><text:span text:style-name="T85">September 19</text:span><text:change-end text:change-id="ct140719303002864"/>, 20<text:span text:style-name="T2">11</text:span></text:p>
      <text:p text:style-name="Small_20_Heading"><text:tab/>Objective of this RFP</text:p>
      <text:p text:style-name="Body"><text:span text:style-name="T24">The current OMG IDL to C++ mapping has many pitfalls. The C++ community has tentatively adopted a new draft ISO C++ standard which has C++0x as its unofficial name. This new C++ standard adds several features t</text:span><text:span text:style-name="T48">o</text:span><text:span text:style-name="T24"> the C++ programming language which should make it possible to create a modern mapping that is more robust and easier to use.</text:span></text:p>
      <text:p text:style-name="Body"><text:span text:style-name="T24">This RFP solicits proposals for a totally new mapping for IDL to C++0x. It is not a solicitation to modify the existing IDL to C++ mapping. <text:s/>The existing mapping </text:span><text:span text:style-name="T58">is kept </text:span><text:span text:style-name="T24">intact and unmodified.</text:span></text:p>
      <text:p text:style-name="Body">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30">Architectural</text:span> <text:span text:style-name="T30">Context </text:span>- background information on OMG’s Model Driven Architecture. </text:p>
      <text:p text:style-name="Body">Chapter 3 - <text:span text:style-name="T30">Adoption Process </text:span>- background information on the OMG specification adoption process.</text:p>
      <text:p text:style-name="Body">Chapter 4 - <text:span text:style-name="T30">Instructions for Submitters </text:span>- explanation of how to make a submission to this RFP.</text:p>
      <text:p text:style-name="Body">Chapter 5 - <text:span text:style-name="T30">General Requirements</text:span> <text:span text:style-name="T30">on Proposals </text:span>- requirements and evaluation criteria that apply to all proposals submitted to OMG.</text:p>
      <text:p text:style-name="Body">Chapter 6 - <text:span text:style-name="T30">Specific Requirements</text:span> <text:span text:style-name="T30">on Proposals </text:span>- problem statement, scope of proposals sought, requirements and optional features, issues to be discussed, evaluation criteria, and timetable that apply specifically to this RFP. </text:p>
      <text:p text:style-name="P14">Appendix A – <text:span text:style-name="T25">References and Glossary Specific to this RFP</text:span></text:p>
      <text:p text:style-name="P14">Appendix B – General References and Glossary</text:p>
      <text:p text:style-name="P16"/>
      <text:h text:style-name="Heading_20_2" text:outline-level="2">Conventions</text:h>
      <text:p text:style-name="P24">The key words "<text:span text:style-name="T11">must</text:span>", "<text:span text:style-name="T11">must not</text:span>", "<text:span text:style-name="T11">required</text:span>", "<text:span text:style-name="T11">shall</text:span>", "<text:span text:style-name="T11">shall not</text:span>", "<text:span text:style-name="T11">should</text:span>", "<text:span text:style-name="T11">should not</text:span>", "<text:span text:style-name="T11">recommended</text:span>", <text:s/>"<text:span text:style-name="T11">may</text:span>", and "<text:span text:style-name="T11">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5">omg-process@omg.org</text:span></text:span></text:a>. General questions about this RFP may be sent to <text:a xlink:type="simple" xlink:href="mailto:responses@omg.org"><text:span text:style-name="Internet_20_link"><text:span text:style-name="T25">responses@omg.org</text:span></text:span></text:a>.</text:p>
      <text:p text:style-name="Body">OMG documents (and information about the OMG in general) can be obtained from the OMG’s web site <text:span text:style-name="T25">(</text:span><text:a xlink:type="simple" xlink:href="http://www.omg.org/"><text:span text:style-name="Internet_20_link"><text:span text:style-name="T25">http://www.omg.org/</text:span></text:span></text:a>). OMG documents may also be obtained by contacting OMG at <text:a xlink:type="simple" xlink:href="mailto:documents@omg.org"><text:span text:style-name="Internet_20_link"><text:span text:style-name="T25">documents@omg.org</text:span></text:span></text:a>. Templates for RFPs (this document) and other standard OMG documents can be found at the OMG <text:span text:style-name="T25">Template Downloads Page</text:span> at <text:a xlink:type="simple" xlink:href="http://www.omg.org/technology/template_download.htm"><text:span text:style-name="Internet_20_link"><text:span text:style-name="T29">http://www.omg.org/technology/template_download.htm</text:span></text:span></text:a></text:p>
      <text:h text:style-name="Heading_20_1" text:outline-level="1">Architectural Context</text:h>
      <text:p text:style-name="P17">&lt;RFP writers shall not change this section&gt;</text:p>
      <text:h text:style-name="Heading_20_1" text:outline-level="1">Adoption Process</text:h>
      <text:p text:style-name="P17">&lt;RFP writers shall not change this section&gt;</text:p>
      <text:h text:style-name="Heading_20_1" text:outline-level="1">Instructions for Submitters</text:h>
      <text:p text:style-name="P17">&lt;RFP writers shall not change this section&gt;</text:p>
      <text:h text:style-name="Heading_20_1" text:outline-level="1">General Requirements on Proposals</text:h>
      <text:p text:style-name="P17">&lt;RFP writers shall not change this section&gt;</text:p>
      <text:h text:style-name="P34" text:outline-level="1">Specific Requirements on Proposals</text:h>
      <text:h text:style-name="Heading_20_2" text:outline-level="2">Problem Statement</text:h>
      <text:p text:style-name="Body">The OMG has defined mappings from IDL to most programming languages. The most current C++ Language Mapping, <text:span text:style-name="T52">v</text:span>ersion 1.2 (formal/2008-01-09) mapping has many pitfalls and is hard to use, especially for C++ programmers who are familiar with modern C++ libraries such as the STL. <text:span text:style-name="T63">The existing mapping has the following short comings:</text:span></text:p>
      <text:list xml:id="list676096538" text:style-name="L2">
        <text:list-item>
          <text:list>
            <text:list-item>
              <text:p text:style-name="P35"><text:span text:style-name="T63">Safety. The existing mapping uses C-style strings, which encourage poor</text:span> memory usage practices and invite serious bugs.</text:p>
            </text:list-item>
            <text:list-item>
              <text:p text:style-name="P35">Integration with other C++ code. The existing mapping uses non-standard collections that force programmers to learn additional APIs and prevents objects from easily being passed from one API to another.</text:p>
            </text:list-item>
            <text:list-item>
              <text:p text:style-name="P35">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35">Simplicity. The existing mapping defines very complex object reference and argument-passing conventions that are unlike those in any other C++ <text:s text:c="7"/>technology. The result is a high learning curve, decreased adoption of the technology, and program bugs.</text:p>
            </text:list-item>
          </text:list>
        </text:list-item>
      </text:list>
      <text:p text:style-name="Body"><text:span text:style-name="T33">The ISO C++ standards </text:span><text:span text:style-name="T37">committee</text:span><text:span text:style-name="T33"> has drafted a revised C++ standard which unofficially is called C++0x. This revised standard includes several additions to the core language and will extend the C++ standard library.</text:span></text:p>
      <text:p text:style-name="Body">The intent of this RFP is to solicit inputs for defining a new IDL to C++0x language mapping which can be used together with C++0x to implement applications.</text:p>
      <text:h text:style-name="Heading_20_2" text:outline-level="2">Scope of Proposals Sought</text:h>
      <text:p text:style-name="P21">The new IDL to C++0x language mapping should meet the following important goals and characteristics.</text:p>
      <text:list xml:id="list1471287069" text:style-name="WW8Num15">
        <text:list-item>
          <text:p text:style-name="P37"><text:span text:style-name="T35">The new mapping should be functionally equivalent to the existing IDL to C++ </text:span><text:span text:style-name="T37">mapping</text:span><text:span text:style-name="T35">.</text:span> <text:span text:style-name="T35">While the syntax may change, an application should be able to implement functionality identical to that which can be achieved with the current IDL to C++ </text:span><text:span text:style-name="T37">mapping</text:span><text:span text:style-name="T35">.</text:span></text:p>
        </text:list-item>
        <text:list-item>
          <text:p text:style-name="P38"><text:soft-page-break/>Applications programmed using alternative <text:span text:style-name="T33">language mappings</text:span> should <text:span text:style-name="T49">inter operate</text:span> transparently. An application utilizing this new <text:span text:style-name="T50">language mapping</text:span> should have no awareness, other than informational, of what <text:span text:style-name="T50">language mapping</text:span> a peer application is using.</text:p>
        </text:list-item>
        <text:list-item>
          <text:p text:style-name="P38">The new <text:span text:style-name="T33">language mapping</text:span> should be designed to co-exist with other technologies. Specifically, it should not interfere with the namespaces used by other OMG specifications, or commonly used packages.<text:change-start text:change-id="ct140719304198976"/></text:p>
        </text:list-item>
        <text:list-item>
          <text:p text:style-name="P39"><text:span text:style-name="T41">Interoperability between the IDL to C++ and IDL to C++0x mapping in the same com</text:span><text:change-end text:change-id="ct140719304198976"/><text:change-start text:change-id="ct140719304195648"/><text:span text:style-name="T41">pilation unit is not required.</text:span><text:change-end text:change-id="ct140719304195648"/></text:p>
        </text:list-item>
      </text:list>
      <text:h text:style-name="Heading_20_2" text:outline-level="2">Relationship to Existing OMG Specifications</text:h>
      <text:p text:style-name="P15"><text:span text:style-name="T42">This RFP is related to the IDL specification as defined in chapter 7 of the CORBA v3.1 specification (formal/08-01-04). </text:span><text:span text:style-name="T65">At the moment the IDL v4 RFC has been finished this RFP </text:span><text:span text:style-name="T68">will relate</text:span><text:span text:style-name="T65"> to that new IDL specification.</text:span></text:p>
      <text:h text:style-name="Heading_20_2" text:outline-level="2">Related Activities, Documents and Standards</text:h>
      <text:p text:style-name="Body_20_Hidden"><text:span text:style-name="T34">This RFP is related to the Native C++ Language DDS PSM RFP (mars/08-03-04). <text:s/>That RFP asks for a PSM for the OMG Data Distribution Service that targets the ISO C</text:span><text:span text:style-name="T39">++</text:span><text:span text:style-name="T34"> language.</text:span></text:p>
      <text:p text:style-name="P18"><text:span text:style-name="T39">This RFP is related to the Plain Language Binding for DDS types, as described in DDS-XTypes (ptc/2010-05-12</text:span><text:span text:style-name="T40">)</text:span></text:p>
      <text:p text:style-name="P19">For the purposes of this RFP the C++<text:span text:style-name="T54">0x</text:span> language standard is defined by the document: Standard C++0x draft standard <text:span text:style-name="T56">(</text:span><text:span text:style-name="T61">http://www.open-std.org/jtc1/sc22/wg21/docs/papers/2010/n3126.pdf</text:span><text:span text:style-name="T56">)</text:span>. This C++<text:span text:style-name="T54">0x</text:span> standard will be referred as the “<text:span text:style-name="T54">C++0x</text:span>” in the remainder of this document. <text:span text:style-name="T67">This RFP can only lead to a formal standardized IDL to C++0x language mapping after the ISO C++ </text:span><text:span text:style-name="T36">committee has formally standardized C++0x. At the moment the ISO C++0x standardization takes longer the formal standardization of IDL to C++0x has to be postponed.</text:span></text:p>
      <text:p text:style-name="Body">There are no known overlaps of this RFP with other specification activities or standard bodies.</text:p>
      <text:p text:style-name="Body">Douglas C. Schmidt and Steve Vinoski <text:span text:style-name="T55">have published some papers on <text:s/>revising the C++ standard, these can be found online at the links below. They give some ideas about a possible new C++ mapping</text:span><text:span text:style-name="T55">.</text:span></text:p>
      <text:list xml:id="list1605050104" text:continue-list="list2166363197" text:style-name="L1">
        <text:list-item>
          <text:p text:style-name="P26">http://www.ddj.com/dept/cpp/184403757</text:p>
        </text:list-item>
        <text:list-item>
          <text:p text:style-name="P2">http://www.ddj.com/dept/cpp/184403765</text:p>
        </text:list-item>
        <text:list-item>
          <text:p text:style-name="P2">http://www.ddj.com/dept/cpp/184403778<text:change text:change-id="ct140719303927824"/></text:p>
        </text:list-item>
      </text:list>
      <text:h text:style-name="Heading_20_2" text:outline-level="2"><text:soft-page-break/>Mandatory Requirements</text:h>
      <text:h text:style-name="P28" text:outline-level="3"><text:span text:style-name="T33">The language mapping should focus on ISO Standard C++0x proposal [</text:span><text:a xlink:type="simple" xlink:href="http://www.open-std.org/jtc1/sc22/wg21/docs/papers/2010/n3092.pdf"><text:span text:style-name="T33">N3092</text:span></text:a><text:span text:style-name="T33">]</text:span><text:change-start text:change-id="ct140719304132800"/><text:span text:style-name="T33"> </text:span><text:span text:style-name="T70">such that implementations generate valid C++0x code</text:span><text:change-end text:change-id="ct140719304132800"/><text:span text:style-name="T33">.</text:span></text:h>
      <text:h text:style-name="P29" text:outline-level="3">The proposed <text:span text:style-name="T33">language mapping</text:span> shall <text:span text:style-name="T57">map</text:span> the <text:span text:style-name="T33">IDL </text:span><text:span text:style-name="T57">specification </text:span><text:span text:style-name="T66">as defined </text:span><text:span text:style-name="T22">chapter 7 of the CORBA v3.1 specification (formal/08-01-04). </text:span><text:span text:style-name="T23">It should also map the extensions as part of DDS4CCM (</text:span><text:a xlink:type="simple" xlink:href="http://www.omg.org/cgi-bin/doc?ptc/10-05-07">ptc/10-05-07</text:a><text:span text:style-name="T23">) and DDS-XTypes (</text:span><text:span text:style-name="T39">ptc/2010-05-12</text:span><text:span text:style-name="T38">)</text:span></text:h>
      <text:h text:style-name="Heading_20_3" text:outline-level="3">The use of the proposed <text:span text:style-name="T33">language mapping</text:span> shall have no impact on interoperability (for a single vendor or between vendor products). An application that communicates with another one shall not require any awareness of the <text:span text:style-name="T33">language mapping</text:span> used by the peer application.</text:h>
      <text:h text:style-name="Heading_20_3" text:outline-level="3">Proposals shall avoid the introduction of new container types and use instead <text:span text:style-name="T53">C++0x</text:span> standard types<text:change-start text:change-id="ct140719304246240"/>,<text:change-end text:change-id="ct140719304246240"/> <text:span text:style-name="T53">containers</text:span><text:change-start text:change-id="ct140719304206496"/><text:span text:style-name="T53">, </text:span><text:span text:style-name="T69">and iterators</text:span><text:change-end text:change-id="ct140719304206496"/>, such as, <text:span text:style-name="T53">bool, </text:span>std::vector or std::string. <text:span text:style-name="T64">Submitters must justify any new container types they define.</text:span></text:h>
      <text:h text:style-name="Heading_20_3" text:outline-level="3"><text:span text:style-name="T19">All memory should be self-managed, </text:span><text:span text:style-name="T20">t</text:span><text:span text:style-name="T19">his includes CORBA::Object, </text:span><text:span text:style-name="T21">sequences, strings, structures of all types, etc.</text:span></text:h>
      <text:h text:style-name="P30" text:outline-level="3">IDL data type mappings should be interoperable, without modification, with those utilized by DDS per the Native C++ Language DDS PSM.</text:h>
      <text:h text:style-name="Heading_20_2" text:outline-level="2">Optional Requirements</text:h>
      <text:h text:style-name="P31" text:outline-level="3">None</text:h>
      <text:h text:style-name="Heading_20_2" text:outline-level="2">Issues to be discussed</text:h>
      <text:h text:style-name="Heading_20_3" text:outline-level="3">Proposals shall discuss the memory resources utilized by the constructs in the new <text:span text:style-name="T33">language mapping</text:span>.</text:h>
      <text:h text:style-name="Heading_20_3" text:outline-level="3">Proposals shall discuss how vendors will be able to extend the new <text:span text:style-name="T33">language mapping</text:span> without affecting portability across vendors.</text:h>
      <text:h text:style-name="Heading_20_3" text:outline-level="3">Proposals shall discuss the usability of any proposed “smart pointer” facility. Specifically with regards to their thread safety and use within standard containers. </text:h>
      <text:h text:style-name="Heading_20_3" text:outline-level="3"><text:soft-page-break/>These issues will be considered during submission evaluation. They should not be part of the proposed normative specification. (Place them in Part I of the submission.)<text:span text:style-name="T25"> </text:span><text:change-start text:change-id="ct140719304136512"/></text:h>
      <text:h text:style-name="P32" text:outline-level="3"><text:change-start text:change-id="ct140719303921248"/>The proposal shall discuss the tradeoffs between the use of C++0x specific features and the loss of backwards compatibility with earlier versions of C++.<text:change-end text:change-id="ct140719304136512"/><text:change-end text:change-id="ct140719303921248"/></text:h>
      <text:h text:style-name="Heading_20_2" text:outline-level="2">Evaluation Criteria</text:h>
      <text:p text:style-name="P14">Proposals shall be evaluated primarily based on their conformance to the mandatory requirements. </text:p>
      <text:p text:style-name="P20">The following additional evaluation criteria apply:</text:p>
      <text:h text:style-name="P33" text:outline-level="3">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10">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5">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140719302257264"/></text:p>
      <text:p text:style-name="P4"><text:change-end text:change-id="ct140719302257264"/><text:change text:change-id="ct140719302256928"/></text:p>
      <table:table table:name="Table1" table:style-name="Table1">
        <table:table-column table:style-name="Table1.A"/>
        <table:table-column table:style-name="Table1.B"/>
        <table:table-row table:style-name="Table1.1">
          <table:table-cell table:style-name="Table1.A1" office:value-type="string">
            <text:p text:style-name="P25">Event or Activity</text:p>
          </table:table-cell>
          <table:table-cell table:style-name="Table1.B1" office:value-type="string">
            <text:p text:style-name="P25">Actual Date</text:p>
          </table:table-cell>
        </table:table-row>
        <text:soft-page-break/>
        <table:table-row table:style-name="Table1.1">
          <table:table-cell table:style-name="Table1.A2" office:value-type="string">
            <text:p text:style-name="P5">Preparation of RFP by TF</text:p>
          </table:table-cell>
          <table:table-cell table:style-name="Table1.B2" office:value-type="string">
            <text:p text:style-name="P5"><text:span text:style-name="T5">September</text:span>, 20<text:span text:style-name="T5">10</text:span></text:p>
          </table:table-cell>
        </table:table-row>
        <table:table-row table:style-name="Table1.1">
          <table:table-cell table:style-name="Table1.A3" office:value-type="string">
            <text:p text:style-name="P5">RFP placed on OMG document server</text:p>
          </table:table-cell>
          <table:table-cell table:style-name="Table1.B3" office:value-type="string">
            <text:p text:style-name="P5"><text:span text:style-name="T5">November</text:span> <text:span text:style-name="T62">8</text:span>, 20<text:span text:style-name="T5">10</text:span></text:p>
            <text:p text:style-name="CellBody">“Four week rule”</text:p>
          </table:table-cell>
        </table:table-row>
        <table:table-row table:style-name="Table1.1">
          <table:table-cell table:style-name="Table1.A3" office:value-type="string">
            <text:p text:style-name="P5">Approval of RFP by Architecture Board</text:p>
            <text:p text:style-name="CellBody">Review by TC</text:p>
          </table:table-cell>
          <table:table-cell table:style-name="Table1.B3" office:value-type="string">
            <text:p text:style-name="CellBody">December<text:change-start text:change-id="ct140719303013296"/> <text:span text:style-name="T76">9</text:span><text:change-end text:change-id="ct140719303013296"/><text:change-start text:change-id="ct140719304291744"/><text:span text:style-name="T76">,</text:span><text:change-end text:change-id="ct140719304291744"/> 2010</text:p>
          </table:table-cell>
        </table:table-row>
        <table:table-row table:style-name="Table1.1">
          <table:table-cell table:style-name="Table1.A3" office:value-type="string">
            <text:p text:style-name="P5"><text:span text:style-name="T5">TC votes to i</text:span>ssue RFP</text:p>
          </table:table-cell>
          <table:table-cell table:style-name="Table1.B3" office:value-type="string">
            <text:p text:style-name="CellBody">December<text:change-start text:change-id="ct140719303014928"/> <text:span text:style-name="T76">10</text:span><text:change-end text:change-id="ct140719303014928"/><text:change-start text:change-id="ct140719303016048"/><text:span text:style-name="T76">,</text:span><text:change-end text:change-id="ct140719303016048"/> 2010</text:p>
          </table:table-cell>
        </table:table-row>
        <table:table-row table:style-name="Table1.1">
          <table:table-cell table:style-name="Table1.A3" office:value-type="string">
            <text:p text:style-name="P5"><text:span text:style-name="T5">LOI to submit</text:span> to RFP due</text:p>
          </table:table-cell>
          <table:table-cell table:style-name="Table1.B3" office:value-type="string">
            <text:p text:style-name="P5"><text:change-start text:change-id="ct140719303016240"/><text:span text:style-name="T78">Jun</text:span><text:change-end text:change-id="ct140719303016240"/><text:change-start text:change-id="ct140719303017408"/><text:span text:style-name="T78">e 1</text:span><text:change-end text:change-id="ct140719303017408"/><text:change text:change-id="ct140719303017904"/><text:change-start text:change-id="ct140719303018912"/><text:span text:style-name="T78">,</text:span><text:change-end text:change-id="ct140719303018912"/> 20<text:span text:style-name="T5">11</text:span></text:p>
          </table:table-cell>
        </table:table-row>
        <table:table-row table:style-name="Table1.1">
          <table:table-cell table:style-name="Table1.A3" office:value-type="string">
            <text:p text:style-name="P5">Initial Submissions due and placed on OMG document server (“Four week rule”)</text:p>
          </table:table-cell>
          <table:table-cell table:style-name="Table1.B3" office:value-type="string">
            <text:p text:style-name="P5"><text:change-start text:change-id="ct140719303016640"/><text:span text:style-name="T71">August</text:span><text:change-end text:change-id="ct140719303016640"/><text:change-start text:change-id="ct140719303020896"/><text:span text:style-name="T71"> </text:span><text:span text:style-name="T74">22</text:span><text:change-end text:change-id="ct140719303020896"/><text:change text:change-id="ct140719303021472"/>, 20<text:span text:style-name="T5">11</text:span></text:p>
          </table:table-cell>
        </table:table-row>
        <table:table-row table:style-name="Table1.1">
          <table:table-cell table:style-name="Table1.A3" office:value-type="string">
            <text:p text:style-name="P5">Voter registration closes</text:p>
          </table:table-cell>
          <table:table-cell table:style-name="Table1.B3" office:value-type="string">
            <text:p text:style-name="P5"><text:change-start text:change-id="ct140719303019392"/><text:span text:style-name="T77">September 12</text:span><text:change-end text:change-id="ct140719303019392"/><text:change text:change-id="ct140719303013760"/>, 20<text:span text:style-name="T5">11</text:span></text:p>
          </table:table-cell>
        </table:table-row>
        <table:table-row table:style-name="Table1.1">
          <table:table-cell table:style-name="Table1.A3" office:value-type="string">
            <text:p text:style-name="P5">Initial Submission presentations</text:p>
          </table:table-cell>
          <table:table-cell table:style-name="Table1.B3" office:value-type="string">
            <text:p text:style-name="P5"><text:change-start text:change-id="ct140719303023680"/><text:span text:style-name="T79">September </text:span><text:span text:style-name="T80">19</text:span><text:change-end text:change-id="ct140719303023680"/><text:change text:change-id="ct140719303023872"/>, 20<text:span text:style-name="T5">11</text:span></text:p>
          </table:table-cell>
        </table:table-row>
        <table:table-row table:style-name="Table1.10">
          <table:table-cell table:style-name="Table1.A3" office:value-type="string">
            <text:p text:style-name="P5">Preliminary evaluation by TF</text:p>
          </table:table-cell>
          <table:table-cell table:style-name="Table1.B3" office:value-type="string">
            <text:p text:style-name="P5"><text:change-start text:change-id="ct140719304131936"/><text:span text:style-name="T81">September 19</text:span><text:change-end text:change-id="ct140719304131936"/><text:change text:change-id="ct140719303024384"/>, 20<text:span text:style-name="T5">11</text:span></text:p>
          </table:table-cell>
        </table:table-row>
        <table:table-row table:style-name="Table1.1">
          <table:table-cell table:style-name="Table1.A3" office:value-type="string">
            <text:p text:style-name="P5">Revised Submissions due and placed on OMG document server (“Four week rule”)</text:p>
          </table:table-cell>
          <table:table-cell table:style-name="Table1.B3" office:value-type="string">
            <text:p text:style-name="P6"><text:change text:change-id="ct140719303024144"/><text:change-start text:change-id="ct140719303028480"/><text:span text:style-name="T72">February </text:span><text:span text:style-name="T75">20</text:span><text:span text:style-name="T5">, 201</text:span><text:span text:style-name="T72">2 * <text:s/></text:span><text:change-end text:change-id="ct140719303028480"/></text:p>
          </table:table-cell>
        </table:table-row>
        <table:table-row table:style-name="Table1.1">
          <table:table-cell table:style-name="Table1.A3" office:value-type="string">
            <text:p text:style-name="P5">Revised Submission presentations</text:p>
          </table:table-cell>
          <table:table-cell table:style-name="Table1.B3" office:value-type="string">
            <text:p text:style-name="P5"><text:span text:style-name="T4">March</text:span><text:change-start text:change-id="ct140719303027936"/><text:span text:style-name="T4"> </text:span><text:span text:style-name="T84">19</text:span><text:change-end text:change-id="ct140719303027936"/>, 20<text:span text:style-name="T5">1</text:span><text:span text:style-name="T4">2</text:span><text:change-start text:change-id="ct140719303032208"/><text:span text:style-name="T4"> *</text:span><text:change-end text:change-id="ct140719303032208"/></text:p>
          </table:table-cell>
        </table:table-row>
        <table:table-row table:style-name="Table1.1">
          <table:table-cell table:style-name="Table1.A3" office:value-type="string">
            <text:p text:style-name="P5">Final evaluation and selection by TF </text:p>
            <text:p text:style-name="CellBody">Recommendation to AB and TC</text:p>
          </table:table-cell>
          <table:table-cell table:style-name="Table1.B3" office:value-type="string">
            <text:p text:style-name="P5"><text:span text:style-name="T4">March</text:span><text:change-start text:change-id="ct140719303028672"/><text:span text:style-name="T4"> </text:span><text:span text:style-name="T84">2</text:span><text:change-end text:change-id="ct140719303028672"/><text:change-start text:change-id="ct140719303032400"/><text:span text:style-name="T84">2</text:span><text:change-end text:change-id="ct140719303032400"/>, 20<text:span text:style-name="T5">1</text:span><text:span text:style-name="T4">2</text:span><text:change-start text:change-id="ct140719303035440"/><text:span text:style-name="T4"> *</text:span><text:change-end text:change-id="ct140719303035440"/></text:p>
          </table:table-cell>
        </table:table-row>
        <table:table-row table:style-name="Table1.1">
          <table:table-cell table:style-name="Table1.A3" office:value-type="string">
            <text:p text:style-name="P5">Approval by Architecture Board</text:p>
            <text:p text:style-name="CellBody">Review by TC</text:p>
          </table:table-cell>
          <table:table-cell table:style-name="Table1.B3" office:value-type="string">
            <text:p text:style-name="P5"><text:span text:style-name="T4">March</text:span><text:change-start text:change-id="ct140719303025472"/><text:span text:style-name="T4"> </text:span><text:span text:style-name="T84">22</text:span><text:change-end text:change-id="ct140719303025472"/>, 20<text:span text:style-name="T5">1</text:span><text:span text:style-name="T4">2</text:span><text:change-start text:change-id="ct140719303036448"/><text:span text:style-name="T4"> *</text:span><text:change-end text:change-id="ct140719303036448"/></text:p>
          </table:table-cell>
        </table:table-row>
        <table:table-row table:style-name="Table1.1">
          <table:table-cell table:style-name="Table1.A3" office:value-type="string">
            <text:p text:style-name="P5">TC votes to<text:span text:style-name="T32"> </text:span><text:change-start text:change-id="ct35029040"/><text:span text:style-name="T26">recommend</text:span><text:span text:style-name="T31"> </text:span><text:span text:style-name="T26">specification</text:span><text:change-end text:change-id="ct35029040"/></text:p>
          </table:table-cell>
          <table:table-cell table:style-name="Table1.B3" office:value-type="string">
            <text:p text:style-name="P5"><text:span text:style-name="T4">March</text:span> <text:change-start text:change-id="ct140719303917728"/><text:span text:style-name="T84">23, </text:span><text:change-end text:change-id="ct140719303917728"/>20<text:span text:style-name="T5">1</text:span><text:span text:style-name="T4">2</text:span><text:change-start text:change-id="ct140719303919040"/><text:span text:style-name="T4"> *</text:span><text:change-end text:change-id="ct140719303919040"/></text:p>
          </table:table-cell>
        </table:table-row>
        <table:table-row table:style-name="Table1.1">
          <table:table-cell table:style-name="Table1.A3" office:value-type="string">
            <text:p text:style-name="P5">BoD votes to adopt specification</text:p>
          </table:table-cell>
          <table:table-cell table:style-name="Table1.B3" office:value-type="string">
            <text:p text:style-name="P5"><text:span text:style-name="T4">August</text:span> 20<text:span text:style-name="T5">12</text:span><text:change-start text:change-id="ct140719303038752"/><text:span text:style-name="T5"> *</text:span><text:change-end text:change-id="ct140719303038752"/></text:p>
          </table:table-cell>
        </table:table-row>
      </table:table>
      <text:list xml:id="list1729832522" text:style-name="L4">
        <text:list-header>
          <text:p text:style-name="P47"><text:change-start text:change-id="ct140716774242512"/><text:span text:style-name="T82">* </text:span><text:change-end text:change-id="ct140716774242512"/><text:change-start text:change-id="ct140719302970992"/><text:span text:style-name="T82">needs to be adjusted by TF to ensure that this date is at least one</text:span><text:span text:style-name="T72"> meeting cycle after </text:span><text:span text:style-name="T6">the </text:span><text:span text:style-name="T73">close</text:span><text:span text:style-name="T6"> of the </text:span><text:span text:style-name="T83">JTC1 </text:span><text:span text:style-name="T6">FDIS ballot</text:span><text:change-end text:change-id="ct140719302970992"/><text:change-start text:change-id="ct140719303854816"/></text:p>
          <text:p text:style-name="P47"><text:span text:style-name="T6"/></text:p>
        </text:list-header>
      </text:list>
      <text:p text:style-name="P7"><text:change-end text:change-id="ct140719303854816"/><text:change text:change-id="ct140719304287648"/><text:change text:change-id="ct140719302300352"/><text:change-start text:change-id="ct140716773210832"/><text:span text:style-name="T6"><text:tab/></text:span><text:change-end text:change-id="ct140716773210832"/>Appendix A<text:tab/>References and Glossary Specific to this RFP</text:p>
      <text:h text:style-name="Heading_20_2" text:outline-level="2" text:is-list-header="true">A.1 <text:tab/>References Specific to this RFP</text:h>
      <text:list xml:id="list1822789866" text:style-name="L3">
        <text:list-item>
          <text:p text:style-name="P42"><text:span text:style-name="T43">C++0x wiki: </text:span><text:a xlink:type="simple" xlink:href="http://en.wikipedia.org/wiki/C%2B%2B0x"><text:span text:style-name="T43">http://en.wikipedia.org/wiki/C%2B%2B0x</text:span></text:a></text:p>
        </text:list-item>
        <text:list-item>
          <text:p text:style-name="P36">Standard C++0x draft standard: <text:span text:style-name="T60">http://www.open-std.org/jtc1/sc22/wg21/docs/papers/2010/n3126.pdf</text:span></text:p>
        </text:list-item>
      </text:list>
      <text:h text:style-name="Heading_20_2" text:outline-level="2" text:is-list-header="true"><text:soft-page-break/>A.2<text:tab/>Glossary Specific to this RFP</text:h>
      <text:p text:style-name="P16"/>
      <text:h text:style-name="Heading_20_1" text:outline-level="1" text:is-list-header="true">Appendix B<text:tab/>General Reference and Glossary</text:h>
      <text:p text:style-name="Body">B.1<text:tab/><text:tab/>General References</text:p>
      <text:p text:style-name="Body">The following documents <text:span text:style-name="T59">could be</text:span> referenced in this document:</text:p>
      <text:p text:style-name="P22">[BCQ] OMG Board of Directors Business Committee Questionnaire, <text:a xlink:type="simple" xlink:href="http://www.omg.org/cgi-bin/doc?bc/02-02-01"><text:span text:style-name="Internet_20_link"><text:span text:style-name="T25">http://www.omg.org/cgi-bin/doc?bc/02-02-01</text:span></text:span></text:a></text:p>
      <text:p text:style-name="P22">[CCM] CORBA Core Components Specification, <text:a xlink:type="simple" xlink:href="http://www.omg.org/technology/documents/formal/components.htm"><text:span text:style-name="Internet_20_link"><text:span text:style-name="T26">http://www.omg.org/technology/documents/formal/components.htm</text:span></text:span></text:a> </text:p>
      <text:p text:style-name="P22">[CORBA] Common Object Request Broker Architecture (CORBA/IIOP), <text:a xlink:type="simple" xlink:href="http://www.omg.org/technology/documents/formal/corba_iiop.htm"><text:span text:style-name="Internet_20_link"><text:span text:style-name="T25">http://www.omg.org/technology/documents/formal/corba_iiop.htm</text:span></text:span></text:a></text:p>
      <text:p text:style-name="P23">[CSIV2] <text:s/>[CORBA] Chapter 26</text:p>
      <text:p text:style-name="P22">[EDOC] UML Profile for EDOC Specification, <text:a xlink:type="simple" xlink:href="http://www.omg.org/techprocess/meetings/schedule/UML_Profile_for_EDOC_FTF.html"><text:span text:style-name="Internet_20_link"><text:span text:style-name="T25">http://www.omg.org/techprocess/meetings/schedule/UML_Profile_for_EDOC_FTF.html</text:span></text:span></text:a></text:p>
      <text:p text:style-name="P22"><text:span text:style-name="T44">[EJB] “Enterprise JavaBeans™”, </text:span><text:a xlink:type="simple" xlink:href="http://java.sun.com/products/ejb/docs.html"><text:span text:style-name="Internet_20_link"><text:span text:style-name="T45">http://java.sun.com/products/ejb/docs.html</text:span></text:span></text:a></text:p>
      <text:p text:style-name="P22">[FORMS] “ISO PAS Compatible Submission Template”. <text:a xlink:type="simple" xlink:href="http://www.omg.org/cgi-bin/doc?pas/2003-08-02"><text:span text:style-name="Internet_20_link"><text:span text:style-name="T26">http://www.omg.org/cgi-bin/doc?pas/2003-08-02</text:span></text:span></text:a> </text:p>
      <text:p text:style-name="P22">[Guide] The OMG Hitchhiker's Guide,, <text:a xlink:type="simple" xlink:href="http://www.omg.org/cgi-bin/doc?omg/2002-03-03"><text:span text:style-name="Internet_20_link"><text:span text:style-name="T26">http://www.omg.org/cgi-bin/doc?hh</text:span></text:span></text:a> </text:p>
      <text:p text:style-name="P22">[IDL] ISO/IEC 14750 also see [CORBA] Chapter 3.</text:p>
      <text:p text:style-name="P22">[IDLC++] IDL to C++ Language Mapping, <text:a xlink:type="simple" xlink:href="http://www.omg.org/technology/documents/formal/c++.htm"><text:span text:style-name="Internet_20_link"><text:span text:style-name="T25">http://www.omg.org/technology/documents/formal/c++.htm</text:span></text:span></text:a></text:p>
      <text:p text:style-name="P22">[MDAa] OMG Architecture Board,<text:span text:style-name="T25"> </text:span>"Model Driven Architecture - A Technical Perspective<text:span text:style-name="T25">”, </text:span><text:a xlink:type="simple" xlink:href="http://www.omg.org/mda/papers.htm"><text:span text:style-name="Internet_20_link"><text:span text:style-name="T25">http://www.omg.org/mda/papers.htm</text:span></text:span></text:a></text:p>
      <text:p text:style-name="P22">[MDAb] “Developing in OMG's Model Driven Architecture (MDA),” <text:a xlink:type="simple" xlink:href="http://www.omg.org/docs/omg/01-12-01.pdf"><text:span text:style-name="Internet_20_link"><text:span text:style-name="T26">http://www.omg.org/docs/omg/01-12-01.pdf</text:span></text:span></text:a> <text:s/></text:p>
      <text:p text:style-name="P22"><text:soft-page-break/>[MDAc] “MDA Guide” (<text:a xlink:type="simple" xlink:href="http://www.omg.org/docs/omg/03-06-01.pdf"><text:span text:style-name="Internet_20_link"><text:span text:style-name="T25">http://www.omg.org/docs/omg/03-06-01.pdf</text:span></text:span></text:a>)</text:p>
      <text:p text:style-name="P22">[MDAd] “MDA "The Architecture of Choice for a Changing World™"”, <text:a xlink:type="simple" xlink:href="http://www.omg.org/mda"><text:span text:style-name="Internet_20_link"><text:span text:style-name="T25">http://www.omg.org/mda</text:span></text:span></text:a></text:p>
      <text:p text:style-name="P22">[MOF]<text:span text:style-name="T25"> </text:span>Meta Object Facility Specification, <text:a xlink:type="simple" xlink:href="http://www.omg.org/technology/documents/formal/mof.htm"><text:span text:style-name="Internet_20_link"><text:span text:style-name="T25">http://www.omg.org/technology/documents/formal/mof.htm</text:span></text:span></text:a></text:p>
      <text:p text:style-name="P22">[NS] Naming Service, <text:a xlink:type="simple" xlink:href="http://www.omg.org/technology/documents/formal/naming_service.htm"><text:span text:style-name="Internet_20_link"><text:span text:style-name="T25">http://www.omg.org/technology/documents/formal/naming_service.htm</text:span></text:span></text:a></text:p>
      <text:p text:style-name="P22">[OMA] “Object Management Architecture™”, <text:a xlink:type="simple" xlink:href="http://www.omg.org/oma/"><text:span text:style-name="Internet_20_link"><text:span text:style-name="T25">http://www.omg.org/oma/</text:span></text:span></text:a></text:p>
      <text:p text:style-name="P22">[P&amp;P]<text:span text:style-name="T25"> </text:span>Policies and Procedures of the OMG Technical Process<text:span text:style-name="T25">, </text:span><text:a xlink:type="simple" xlink:href="http://www.omg.org/cgi-bin/doc?pp"><text:span text:style-name="Internet_20_link"><text:span text:style-name="T25">http://www.omg.org/cgi-bin/doc?pp</text:span></text:span></text:a></text:p>
      <text:p text:style-name="P22">[RFC2119] IETF Best Practices: <text:span text:style-name="T47">Key words for use in RFCs to Indicate Requirement Levels, (</text:span><text:a xlink:type="simple" xlink:href="http://www.ietf.org/rfc/rfc2119.txt"><text:span text:style-name="Internet_20_link"><text:span text:style-name="T27">http://www.ietf.org/rfc/rfc2119.txt</text:span></text:span></text:a><text:span text:style-name="T27">).</text:span></text:p>
      <text:p text:style-name="P22">[RM-ODP] ISO/IEC 10746</text:p>
      <text:p text:style-name="P22">[UML] Unified Modeling Language Specification, <text:a xlink:type="simple" xlink:href="http://www.omg.org/technology/documents/formal/uml.htm"><text:span text:style-name="Internet_20_link"><text:span text:style-name="T25">http://www.omg.org/technology/documents/formal/uml.htm</text:span></text:span></text:a></text:p>
      <text:p text:style-name="P22">[UMLC] UML Profile for CORBA, <text:a xlink:type="simple" xlink:href="http://www.omg.org/technology/documents/formal/profile_corba.htm"><text:span text:style-name="Internet_20_link"><text:span text:style-name="T26">http://www.omg.org/technology/documents/formal/profile_corba.htm</text:span></text:span></text:a> </text:p>
      <text:p text:style-name="P22"><text:s/>[XMI] XML Metadata Interchange Specification, <text:a xlink:type="simple" xlink:href="http://www.omg.org/technology/documents/formal/xmi.htm"><text:span text:style-name="Internet_20_link"><text:span text:style-name="T25">http://www.omg.org/technology/documents/formal/xmi.htm</text:span></text:span></text:a></text:p>
      <text:p text:style-name="P22">[XML/Value] XML Value Type Specification, <text:a xlink:type="simple" xlink:href="http://www.omg.org/technology/documents/formal/xmlvalue.htm"><text:span text:style-name="Internet_20_link"><text:span text:style-name="T26">http://www.omg.org/technology/documents/formal/xmlvalue.htm</text:span></text:span></text:a> </text:p>
      <text:h text:style-name="Heading_20_2" text:outline-level="2" text:is-list-header="true">B.2 <text:tab/>General Glossary</text:h>
      <text:p text:style-name="Body"><text:span text:style-name="T28">Architecture Board (AB) </text:span><text:s/>- The OMG plenary that is responsible for ensuring the technical merit and MDA-compliance of RFPs and their submissions.</text:p>
      <text:p text:style-name="Body"><text:span text:style-name="T28">Board of Directors (BoD)</text:span> - The OMG body that is responsible for adopting technology.</text:p>
      <text:p text:style-name="Body"><text:span text:style-name="T28">Common Object Request Broker Architecture (CORBA) </text:span>- An OMG distributed computing platform specification that is independent of implementation languages.</text:p>
      <text:p text:style-name="Body"><text:soft-page-break/><text:span text:style-name="T28">Common Warehouse Metamodel (CWM) </text:span>- An OMG specification for data repository integration.</text:p>
      <text:p text:style-name="Body"><text:span text:style-name="T28">CORBA Component Model (CCM)</text:span> - An OMG specification for an implementation language independent distributed component model.</text:p>
      <text:p text:style-name="Body"><text:span text:style-name="T28">Interface Definition Language (IDL) </text:span>- An OMG and ISO standard language for specifying interfaces and associated data structures.</text:p>
      <text:p text:style-name="Body"><text:span text:style-name="T28">Letter of Intent (LOI)</text:span><text:span text:style-name="T1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8">Mapping</text:span> - Specification of a mechanism for transforming the elements of a model conforming to a particular metamodel into elements of another model that conforms to another (possibly the same) metamodel. </text:p>
      <text:p text:style-name="Body"><text:span text:style-name="T28">Metadata</text:span><text:span text:style-name="T11"> </text:span>- Data that represents models. <text:s/>For example, a UML model; a CORBA object model expressed in IDL; and a relational database schema expressed using CWM.</text:p>
      <text:p text:style-name="Body"><text:span text:style-name="T28">Metamodel <text:s/></text:span>- A model of models.</text:p>
      <text:p text:style-name="Body"><text:span text:style-name="T28">Meta Object Facility (MOF)</text:span><text:span text:style-name="T25"> </text:span>- An OMG standard, closely related to UML, that enables metadata management and language definition.</text:p>
      <text:p text:style-name="Body"><text:span text:style-name="T28">Model</text:span><text:span text:style-name="T25"> </text:span>- A formal specification of the function, structure and/or behavior of an application or system.</text:p>
      <text:p text:style-name="Body"><text:span text:style-name="T28">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8">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8">Normative Reference </text:span>– References that contain provisions that one must conform to in order to claim compliance with the standard that contains said normative reference.</text:p>
      <text:p text:style-name="Body"><text:soft-page-break/><text:span text:style-name="T28">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8">Platform Independent Model (PIM) </text:span>- A model of a subsystem that contains no information specific to the platform, or the technology that is used to realize it. <text:s/></text:p>
      <text:p text:style-name="Body"><text:span text:style-name="T28">Platform Specific Model (PSM</text:span><text:span text:style-name="T25">)</text:span> - A model of a subsystem that includes information about the specific technology that is used in the realization of it on a specific platform, and hence possibly contains elements that are specific to the platform.</text:p>
      <text:p text:style-name="Body"><text:span text:style-name="T28">Request for Information (RFI) </text:span>- A general request to industry, academia, and any other interested parties to submit information about a particular technology area to one of the OMG's Technology Committee subgroups.</text:p>
      <text:p text:style-name="Body"><text:span text:style-name="T28">Request for Proposal (RFP)</text:span> - A document requesting OMG members to submit proposals to the OMG's Technology Committee. Such proposals must be received by a certain deadline and are evaluated by the issuing task force.</text:p>
      <text:p text:style-name="Body"><text:span text:style-name="T28">Task Force (TF)</text:span> - The OMG Technology Committee subgroup responsible for issuing a RFP and evaluating submission(s).</text:p>
      <text:p text:style-name="Body"><text:span text:style-name="T28">Technology Committee (TC)</text:span> - The body responsible for recommending technologies for adoption to the BoD. There are two TCs in OMG – <text:span text:style-name="T25">Platform TC</text:span> (PTC), that focuses on IT and modeling infrastructure related standards; and <text:span text:style-name="T25">Domain TC</text:span> (DTC), that focus on domain specific standards.</text:p>
      <text:p text:style-name="Body"><text:span text:style-name="T28">Unified Modeling Language (UML)</text:span> - An OMG standard language for specifying the structure and behavior of systems. <text:s/>The standard defines an abstract syntax and a graphical concrete syntax.</text:p>
      <text:p text:style-name="Body"><text:span text:style-name="T28">UML Profile</text:span> - A standardized set of extensions and constraints that tailors UML to particular use.</text:p>
      <text:p text:style-name="Body"><text:span text:style-name="T28">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52cca7"/>
    </style:style>
    <style:style style:name="MT3" style:family="text">
      <style:text-properties officeooo:rsid="005a67dd"/>
    </style:style>
    <style:style style:name="MT4"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719304439168">
            <text:insertion>
              <office:change-info>
                <dc:creator>Johnny Willemsen</dc:creator>
                <dc:date>2010-12-09T11:46:00</dc:date>
              </office:change-info>
            </text:insertion>
          </text:changed-region>
          <text:changed-region text:id="ct140719304439648">
            <text:deletion>
              <office:change-info>
                <dc:creator>Johnny Willemsen</dc:creator>
                <dc:date>2010-12-09T11:46:00</dc:date>
              </office:change-info>
              <text:p text:style-name="Header"><text:span text:style-name="MT1">xx</text:span></text:p>
            </text:deletion>
          </text:changed-region>
          <text:changed-region text:id="ct140719304441040">
            <text:insertion>
              <office:change-info>
                <dc:creator>Johnny Willemsen</dc:creator>
                <dc:date>2010-12-09T11:48:00</dc:date>
              </office:change-info>
            </text:insertion>
          </text:changed-region>
          <text:changed-region text:id="ct140719304441280">
            <text:deletion>
              <office:change-info>
                <dc:creator>Johnny Willemsen</dc:creator>
                <dc:date>2010-12-09T11:48:00</dc:date>
              </office:change-info>
              <text:p text:style-name="Header"><text:span text:style-name="MT3">-</text:span><text:span text:style-name="MT1">yy</text:span></text:p>
            </text:deletion>
          </text:changed-region>
        </text:tracked-changes>
        <text:p text:style-name="Header">mars/20<text:span text:style-name="MT1">10</text:span>-<text:change-start text:change-id="ct140719304439168"/><text:span text:style-name="MT2">12-</text:span><text:change-end text:change-id="ct140719304439168"/><text:change text:change-id="ct140719304439648"/><text:change-start text:change-id="ct140719304441040"/><text:span text:style-name="MT3">29</text:span><text:change-end text:change-id="ct140719304441040"/><text:change text:change-id="ct140719304441280"/></text:p>
      </style:header>
      <style:footer>
        <text:p text:style-name="right_20_footer">OMG RFP<text:tab/><text:span text:style-name="MT4">IDL to C++0x</text:span><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09T11:53:11</dc:date>
    <meta:print-date>2008-03-10T10:17:00</meta:print-date>
    <meta:editing-cycles>122</meta:editing-cycles>
    <meta:editing-duration>PT131H13M26S</meta:editing-duration>
    <meta:document-statistic meta:table-count="1" meta:image-count="0" meta:object-count="0" meta:page-count="13" meta:paragraph-count="199" meta:word-count="2733" meta:character-count="18755"/>
    <meta:user-defined meta:name="Info 1"/>
    <meta:user-defined meta:name="Info 2"/>
    <meta:user-defined meta:name="Info 3"/>
    <meta:user-defined meta:name="Info 4"/>
  </office:meta>
</office:document-meta>
</file>